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579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9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2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7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5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6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89cm" svg:height="1.839cm" svg:x="3.08cm" svg:y="2.31cm">
          <text:list text:style-name="L1">
            <text:list-header>
              <text:p text:style-name="P1"><text:span text:style-name="T1">UMA in Web-Based Email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12" draw:id="id12" draw:layer="layout" svg:width="2.201cm" svg:height="1.473cm" svg:x="7.577cm" svg:y="8.26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2.201cm" svg:height="1.473cm" svg:x="4.177cm" svg:y="8.26cm">
          <text:list text:style-name="L1">
            <text:list-header>
              <text:p text:style-name="P3"><text:span text:style-name="T2">MD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xml:id="id16" draw:id="id16" draw:layer="layout" svg:width="1.923cm" svg:height="1.872cm" svg:x="4.31cm" svg:y="10.356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xml:id="id9" draw:id="id9" draw:layer="layout" svg:width="2.201cm" svg:height="1.473cm" svg:x="4.177cm" svg:y="12.861cm">
          <draw:glue-point draw:id="4" svg:x="5.056cm" svg:y="-1.86cm"/>
          <draw:glue-point draw:id="5" svg:x="5.056cm" svg:y="1.588cm"/>
          <text:list text:style-name="L1">
            <text:list-header>
              <text:p text:style-name="P3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xml:id="id11" draw:id="id11" draw:layer="layout" svg:width="2.201cm" svg:height="1.473cm" svg:x="7.577cm" svg:y="10.556cm">
          <text:list text:style-name="L1">
            <text:list-header>
              <text:p text:style-name="P3"><text:span text:style-name="T2">M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2.201cm" svg:height="1.473cm" svg:x="7.577cm" svg:y="12.857cm">
          <text:list text:style-name="L1">
            <text:list-header>
              <text:p text:style-name="P3"><text:span text:style-name="T2">MU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7" xml:id="id14" draw:id="id14" draw:layer="layout" svg:width="2.201cm" svg:height="1.473cm" svg:x="19.787cm" svg:y="8.26cm">
          <text:list text:style-name="L1">
            <text:list-header>
              <text:p text:style-name="P5"><text:span text:style-name="T2">MT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7" xml:id="id17" draw:id="id17" draw:layer="layout" svg:width="2.201cm" svg:height="1.473cm" svg:x="23.14cm" svg:y="8.26cm">
          <text:list text:style-name="L1">
            <text:list-header>
              <text:p text:style-name="P5"><text:span text:style-name="T2">MD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xml:id="id18" draw:id="id18" draw:layer="layout" svg:width="1.932cm" svg:height="1.889cm" svg:x="23.276cm" svg:y="10.356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7" xml:id="id13" draw:id="id13" draw:layer="layout" svg:width="2.209cm" svg:height="1.473cm" svg:x="19.787cm" svg:y="10.556cm">
          <text:list text:style-name="L1">
            <text:list-header>
              <text:p text:style-name="P5"><text:span text:style-name="T2">MS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line draw:style-name="gr12" draw:text-style-name="P8" draw:layer="layout" svg:x1="14.78cm" svg:y1="6.422cm" svg:x2="14.785cm" svg:y2="19.563cm">
          <text:p/>
        </draw:line>
        <draw:custom-shape draw:style-name="gr13" draw:text-style-name="P10" draw:layer="layout" svg:width="1.497cm" svg:height="0.642cm" svg:x="14.896cm" svg:y="7.745cm">
          <text:list text:style-name="L1">
            <text:list-header>
              <text:p text:style-name="P9"><text:span text:style-name="T5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7" xml:id="id1" draw:id="id1" draw:layer="layout" svg:width="2.2cm" svg:height="1.473cm" svg:x="23.172cm" svg:y="12.865cm">
          <draw:glue-point draw:id="4" svg:x="-5.031cm" svg:y="-1.887cm"/>
          <draw:glue-point draw:id="5" svg:x="-5.031cm" svg:y="1.853cm"/>
          <text:list text:style-name="L1">
            <text:list-header>
              <text:p text:style-name="P5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xml:id="id2" draw:id="id2" draw:layer="layout" svg:width="2.2cm" svg:height="1.472cm" svg:x="19.788cm" svg:y="12.866cm">
          <text:list text:style-name="L1">
            <text:list-header>
              <text:p text:style-name="P5"><text:span text:style-name="T2">MU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408cm" svg:height="0.642cm" svg:x="14.935cm" svg:y="11.357cm">
          <text:list text:style-name="L1">
            <text:list-header>
              <text:p text:style-name="P9"><text:span text:style-name="T5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2.201cm" svg:height="1.473cm" svg:x="5.877cm" svg:y="5.963cm">
          <text:list text:style-name="L1">
            <text:list-header>
              <text:p text:style-name="P5"><text:span text:style-name="T2">UMA</text:span></text:p>
            </text:list-header>
            <text:list-item>
              <text:p text:style-name="P5"><text:span text:style-name="T6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.2cm" svg:height="1.473cm" svg:x="21.579cm" svg:y="6.063cm">
          <text:list text:style-name="L1">
            <text:list-header>
              <text:p text:style-name="P5"><text:span text:style-name="T2">UMA</text:span></text:p>
            </text:list-header>
            <text:list-item>
              <text:p text:style-name="P5"><text:span text:style-name="T6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3.598cm" svg:height="0.962cm" svg:x="12.995cm" svg:y="4.355cm">
          <draw:text-box>
            <text:p text:style-name="P12">Data-Flow</text:p>
          </draw:text-box>
        </draw:frame>
        <draw:custom-shape draw:style-name="gr20" draw:text-style-name="P13" xml:id="id4" draw:id="id4" draw:layer="layout" svg:width="2.201cm" svg:height="1.535cm" svg:x="7.577cm" svg:y="15.195cm"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6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13" xml:id="id7" draw:id="id7" draw:layer="layout" svg:width="2.201cm" svg:height="1.535cm" svg:x="7.577cm" svg:y="17.595cm">
          <text:list text:style-name="L1">
            <text:list-header>
              <text:p text:style-name="P3"><text:span text:style-name="T3">W</text:span><text:span text:style-name="T3">e</text:span><text:span text:style-name="T3">b</text:span><text:span text:style-name="T3">m</text:span><text:span text:style-name="T3">a</text:span><text:span text:style-name="T3">i</text:span><text:span text:style-name="T3">l</text:span></text:p>
            </text:list-header>
            <text:list-item>
              <text:p text:style-name="P3"><text:span text:style-name="T6">R</text:span><text:span text:style-name="T6">s</text:span><text:span text:style-name="T6"> </text:span><text:span text:style-name="T6">O</text:span><text:span text:style-name="T6">w</text:span><text:span text:style-name="T6">n</text:span><text:span text:style-name="T6">e</text:span><text:span text:style-name="T6">r</text:span><text:span text:style-name="T6"> </text:span><text:span text:style-name="T6">C</text:span><text:span text:style-name="T6">l</text:span><text:span text:style-name="T6">i</text:span><text:span text:style-name="T6">e</text:span><text:span text:style-name="T6">n</text:span><text:span text:style-name="T6">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13" xml:id="id19" draw:id="id19" draw:layer="layout" svg:width="2.201cm" svg:height="1.535cm" svg:x="10.977cm" svg:y="15.195cm">
          <text:list text:style-name="L1">
            <text:list-header>
              <text:p text:style-name="P3"><text:span text:style-name="T2">U</text:span><text:span text:style-name="T2">M</text:span><text:span text:style-name="T2">A</text:span></text:p>
            </text:list-header>
          </text:list>
          <text:list text:style-name="L3">
            <text:list-item>
              <text:p text:style-name="P5"><text:span text:style-name="T6">R</text:span><text:span text:style-name="T6">q</text:span><text:span text:style-name="T6"> </text:span><text:span text:style-name="T6">P</text:span><text:span text:style-name="T6">a</text:span><text:span text:style-name="T6">r</text:span><text:span text:style-name="T6">t</text:span><text:span text:style-name="T6">y</text:span><text:span text:style-name="T6"> </text:span><text:span text:style-name="T6">C</text:span><text:span text:style-name="T6">l</text:span><text:span text:style-name="T6">i</text:span><text:span text:style-name="T6">e</text:span><text:span text:style-name="T6">n</text:span><text:span text:style-name="T6">t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3" draw:text-style-name="P14" draw:layer="layout" draw:type="line" svg:x1="23.172cm" svg:y1="13.601cm" svg:x2="21.988cm" svg:y2="13.602cm" draw:start-shape="id1" draw:start-glue-point="3" draw:end-shape="id2" draw:end-glue-point="1" svg:d="M23172 13601l-1184 1" svg:viewBox="0 0 1185 2">
          <text:p/>
        </draw:connector>
        <draw:custom-shape draw:style-name="gr24" draw:text-style-name="P13" xml:id="id6" draw:id="id6" draw:layer="layout" svg:width="2.201cm" svg:height="1.535cm" svg:x="19.777cm" svg:y="15.195cm"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6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5" draw:text-style-name="P13" xml:id="id20" draw:id="id20" draw:layer="layout" svg:width="2.201cm" svg:height="1.535cm" svg:x="16.377cm" svg:y="15.195cm">
          <text:list text:style-name="L1">
            <text:list-header>
              <text:p text:style-name="P3"><text:span text:style-name="T2">UMA</text:span></text:p>
            </text:list-header>
          </text:list>
          <text:list text:style-name="L3">
            <text:list-item>
              <text:p text:style-name="P5"><text:span text:style-name="T6">Rq Party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6" draw:text-style-name="P13" xml:id="id8" draw:id="id8" draw:layer="layout" svg:width="2.201cm" svg:height="1.535cm" svg:x="19.777cm" svg:y="17.595cm">
          <text:list text:style-name="L1">
            <text:list-header>
              <text:p text:style-name="P3"><text:span text:style-name="T3">Webmail</text:span></text:p>
            </text:list-header>
            <text:list-item>
              <text:p text:style-name="P3"><text:span text:style-name="T6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6" xml:id="id5" draw:id="id5" draw:layer="layout" svg:width="1.932cm" svg:height="1.889cm" svg:x="23.275cm" svg:y="15.021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8" draw:text-style-name="P6" xml:id="id3" draw:id="id3" draw:layer="layout" svg:width="1.923cm" svg:height="1.872cm" svg:x="4.31cm" svg:y="15.021cm">
          <text:list text:style-name="L1">
            <text:list-header>
              <text:p text:style-name="P5"><text:span text:style-name="T3">Data</text:span></text:p>
              <text:p text:style-name="P5"><text:span text:style-name="T4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9" draw:text-style-name="P14" draw:layer="layout" draw:type="line" svg:x1="6.233cm" svg:y1="15.957cm" svg:x2="7.577cm" svg:y2="15.962cm" draw:start-shape="id3" draw:start-glue-point="8" draw:end-shape="id4" draw:end-glue-point="3" svg:d="M6233 15957l1344 5" svg:viewBox="0 0 1345 6">
          <text:p/>
        </draw:connector>
        <draw:connector draw:style-name="gr29" draw:text-style-name="P14" draw:layer="layout" draw:type="line" svg:x1="23.275cm" svg:y1="15.965cm" svg:x2="21.978cm" svg:y2="15.962cm" draw:start-shape="id5" draw:start-glue-point="8" draw:end-shape="id6" draw:end-glue-point="1" svg:d="M23275 15965l-1297-3" svg:viewBox="0 0 1298 4">
          <text:p/>
        </draw:connector>
        <draw:connector draw:style-name="gr29" draw:text-style-name="P14" draw:layer="layout" draw:type="line" svg:x1="8.677cm" svg:y1="17.595cm" svg:x2="8.677cm" svg:y2="16.73cm" draw:start-shape="id7" draw:start-glue-point="0" draw:end-shape="id4" draw:end-glue-point="2" svg:d="M8677 17595v-865" svg:viewBox="0 0 1 866">
          <text:p/>
        </draw:connector>
        <draw:connector draw:style-name="gr29" draw:text-style-name="P14" draw:layer="layout" draw:type="line" svg:x1="20.877cm" svg:y1="17.595cm" svg:x2="20.877cm" svg:y2="16.73cm" draw:start-shape="id8" draw:start-glue-point="0" draw:end-shape="id6" draw:end-glue-point="2" svg:d="M20877 17595v-865" svg:viewBox="0 0 1 866">
          <text:p/>
        </draw:connector>
        <draw:connector draw:style-name="gr23" draw:text-style-name="P14" draw:layer="layout" draw:type="line" svg:x1="6.378cm" svg:y1="13.597cm" svg:x2="7.577cm" svg:y2="13.593cm" draw:start-shape="id9" draw:start-glue-point="1" draw:end-shape="id10" draw:end-glue-point="3" svg:d="M6378 13597l1199-4" svg:viewBox="0 0 1200 5">
          <text:p/>
        </draw:connector>
        <draw:connector draw:style-name="gr23" draw:text-style-name="P14" draw:layer="layout" draw:type="line" svg:x1="8.677cm" svg:y1="12.857cm" svg:x2="8.677cm" svg:y2="12.029cm" draw:start-shape="id10" draw:start-glue-point="0" draw:end-shape="id11" draw:end-glue-point="2" svg:d="M8677 12857v-828" svg:viewBox="0 0 1 829">
          <text:p/>
        </draw:connector>
        <draw:connector draw:style-name="gr23" draw:text-style-name="P14" draw:layer="layout" draw:type="line" svg:x1="8.677cm" svg:y1="10.556cm" svg:x2="8.677cm" svg:y2="9.733cm" draw:start-shape="id11" draw:start-glue-point="0" draw:end-shape="id12" draw:end-glue-point="2" svg:d="M8677 10556v-823" svg:viewBox="0 0 1 824">
          <text:p/>
        </draw:connector>
        <draw:connector draw:style-name="gr23" draw:text-style-name="P14" draw:layer="layout" draw:type="line" svg:x1="20.888cm" svg:y1="12.866cm" svg:x2="20.892cm" svg:y2="12.029cm" draw:start-shape="id2" draw:start-glue-point="0" draw:end-shape="id13" draw:end-glue-point="2" svg:d="M20888 12866l4-837" svg:viewBox="0 0 5 838">
          <text:p/>
        </draw:connector>
        <draw:connector draw:style-name="gr23" draw:text-style-name="P14" draw:layer="layout" draw:type="line" svg:x1="20.892cm" svg:y1="10.556cm" svg:x2="20.888cm" svg:y2="9.733cm" draw:start-shape="id13" draw:start-glue-point="0" draw:end-shape="id14" draw:end-glue-point="2" svg:d="M20892 10556l-4-823" svg:viewBox="0 0 5 824">
          <text:p/>
        </draw:connector>
        <draw:connector draw:style-name="gr23" draw:text-style-name="P14" draw:layer="layout" draw:type="line" svg:x1="5.277cm" svg:y1="9.733cm" svg:x2="5.272cm" svg:y2="10.356cm" draw:start-shape="id15" draw:start-glue-point="2" draw:end-shape="id16" draw:end-glue-point="5" svg:d="M5277 9733l-5 623" svg:viewBox="0 0 6 624">
          <text:p/>
        </draw:connector>
        <draw:connector draw:style-name="gr23" draw:text-style-name="P14" draw:layer="layout" draw:type="line" svg:x1="5.272cm" svg:y1="12.228cm" svg:x2="5.277cm" svg:y2="12.861cm" draw:start-shape="id16" draw:start-glue-point="7" draw:end-shape="id9" draw:end-glue-point="0" svg:d="M5272 12228l5 633" svg:viewBox="0 0 6 634">
          <text:p/>
        </draw:connector>
        <draw:connector draw:style-name="gr23" draw:text-style-name="P14" draw:layer="layout" draw:type="line" svg:x1="24.241cm" svg:y1="9.733cm" svg:x2="24.243cm" svg:y2="10.356cm" draw:start-shape="id17" draw:start-glue-point="2" draw:end-shape="id18" draw:end-glue-point="5" svg:d="M24241 9733l2 623" svg:viewBox="0 0 3 624">
          <text:p/>
        </draw:connector>
        <draw:connector draw:style-name="gr23" draw:text-style-name="P14" draw:layer="layout" draw:type="line" svg:x1="24.243cm" svg:y1="12.245cm" svg:x2="24.272cm" svg:y2="12.865cm" draw:start-shape="id18" draw:start-glue-point="7" draw:end-shape="id1" draw:end-glue-point="0" svg:d="M24243 12245l29 620" svg:viewBox="0 0 30 621">
          <text:p/>
        </draw:connector>
        <draw:connector draw:style-name="gr23" draw:text-style-name="P14" draw:layer="layout" draw:type="line" svg:x1="7.577cm" svg:y1="8.996cm" svg:x2="6.378cm" svg:y2="8.996cm" draw:start-shape="id12" draw:start-glue-point="3" draw:end-shape="id15" draw:end-glue-point="1" svg:d="M7577 8996h-1199" svg:viewBox="0 0 1200 1">
          <text:p/>
        </draw:connector>
        <draw:connector draw:style-name="gr23" draw:text-style-name="P14" draw:layer="layout" draw:type="line" svg:x1="21.989cm" svg:y1="8.996cm" svg:x2="23.141cm" svg:y2="8.996cm" draw:start-shape="id14" draw:start-glue-point="1" draw:end-shape="id17" draw:end-glue-point="3" svg:d="M21989 8996h1152" svg:viewBox="0 0 1153 1">
          <text:p/>
        </draw:connector>
        <draw:connector draw:style-name="gr29" draw:text-style-name="P14" draw:layer="layout" draw:type="line" svg:x1="9.778cm" svg:y1="8.996cm" svg:x2="19.788cm" svg:y2="8.996cm" draw:start-shape="id12" draw:start-glue-point="1" draw:end-shape="id14" draw:end-glue-point="3" svg:d="M9778 8996h10010" svg:viewBox="0 0 10011 1">
          <text:p/>
        </draw:connector>
        <draw:connector draw:style-name="gr23" draw:text-style-name="P14" draw:layer="layout" draw:type="line" svg:x1="8.677cm" svg:y1="15.195cm" svg:x2="8.677cm" svg:y2="14.33cm" draw:start-shape="id4" draw:start-glue-point="0" draw:end-shape="id10" draw:end-glue-point="2" svg:d="M8677 15195v-865" svg:viewBox="0 0 1 866">
          <text:p/>
        </draw:connector>
        <draw:connector draw:style-name="gr23" draw:text-style-name="P14" draw:layer="layout" svg:x1="9.778cm" svg:y1="13.593cm" svg:x2="12.077cm" svg:y2="15.195cm" draw:start-shape="id10" draw:start-glue-point="1" draw:end-shape="id19" draw:end-glue-point="0" svg:d="M9778 13593h2299v1602" svg:viewBox="0 0 2300 1603">
          <text:p/>
        </draw:connector>
        <draw:connector draw:style-name="gr23" draw:text-style-name="P14" draw:layer="layout" draw:type="line" svg:x1="10.977cm" svg:y1="15.962cm" svg:x2="9.778cm" svg:y2="15.962cm" draw:start-shape="id19" draw:start-glue-point="3" draw:end-shape="id4" draw:end-glue-point="1" svg:d="M10977 15962h-1199" svg:viewBox="0 0 1200 1">
          <text:p/>
        </draw:connector>
        <draw:connector draw:style-name="gr23" draw:text-style-name="P14" draw:layer="layout" draw:type="line" svg:x1="20.877cm" svg:y1="15.195cm" svg:x2="20.888cm" svg:y2="14.338cm" draw:start-shape="id6" draw:start-glue-point="0" draw:end-shape="id2" draw:end-glue-point="2" svg:d="M20877 15195l11-857" svg:viewBox="0 0 12 858">
          <text:p/>
        </draw:connector>
        <draw:connector draw:style-name="gr23" draw:text-style-name="P14" draw:layer="layout" svg:x1="19.788cm" svg:y1="13.602cm" svg:x2="17.477cm" svg:y2="15.195cm" draw:start-shape="id2" draw:start-glue-point="3" draw:end-shape="id20" draw:end-glue-point="0" svg:d="M19788 13602h-2311v1593" svg:viewBox="0 0 2312 1594">
          <text:p/>
        </draw:connector>
        <draw:connector draw:style-name="gr23" draw:text-style-name="P14" draw:layer="layout" draw:type="line" svg:x1="18.578cm" svg:y1="15.962cm" svg:x2="19.777cm" svg:y2="15.962cm" draw:start-shape="id20" draw:start-glue-point="1" draw:end-shape="id6" draw:end-glue-point="3" svg:d="M18578 15962h1199" svg:viewBox="0 0 1200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7-26T13:25:07.200640607</dc:date>
    <dc:creator>Igor Zboran</dc:creator>
    <meta:editing-duration>PT51M27S</meta:editing-duration>
    <meta:editing-cycles>23</meta:editing-cycles>
    <meta:generator>LibreOffice/6.4.5.2$Linux_X86_64 LibreOffice_project/1ed6aca320d7f4d82924e6cec66e4f7527376448</meta:generator>
    <meta:document-statistic meta:object-count="50"/>
  </office:meta>
</office:document-meta>
</file>